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669615830725821036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5390681419665960818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5T08:39:34.78</dc:date>
    <dc:creator>James Lombardi</dc:creator>
    <meta:editing-duration>PT16H11M12S</meta:editing-duration>
    <meta:editing-cycles>102</meta:editing-cycles>
    <meta:document-statistic meta:table-count="0" meta:image-count="0" meta:object-count="0" meta:page-count="10" meta:paragraph-count="271" meta:word-count="3476" meta:character-count="17080"/>
  </office:meta>
</office:document-meta>
</file>